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6900000166CEEBC43F194E0FFB.png" manifest:media-type="image/png"/>
  <manifest:file-entry manifest:full-path="Pictures/10000201000002DA00000090992857ABDBA58A24.png" manifest:media-type="image/png"/>
  <manifest:file-entry manifest:full-path="Pictures/100002010000038B000000D3C24B7473161069D5.png" manifest:media-type="image/png"/>
  <manifest:file-entry manifest:full-path="Pictures/1000020100000254000000A62B964AE26E33F284.png" manifest:media-type="image/png"/>
  <manifest:file-entry manifest:full-path="Pictures/10000201000002AA000000C7235A93641499F4BE.png" manifest:media-type="image/png"/>
  <manifest:file-entry manifest:full-path="Pictures/1000020100000281000000D4DFA0C4CDF5EF78B1.png" manifest:media-type="image/png"/>
  <manifest:file-entry manifest:full-path="Pictures/1000020100000246000000D9E8C8D09356E06E97.png" manifest:media-type="image/png"/>
  <manifest:file-entry manifest:full-path="Pictures/100002010000022D000000D188AC451A970EF6A6.png" manifest:media-type="image/png"/>
  <manifest:file-entry manifest:full-path="Pictures/1000020100000299000000CF590A3FEB156703CF.png" manifest:media-type="image/png"/>
  <manifest:file-entry manifest:full-path="Pictures/1000020100000266000000CF11D1ECDDC959411B.png" manifest:media-type="image/png"/>
  <manifest:file-entry manifest:full-path="Pictures/10000201000001850000008AD4DFFDD3ABEC79FA.png" manifest:media-type="image/png"/>
  <manifest:file-entry manifest:full-path="Pictures/100002010000022F000000ADD96E546A0B1B79D2.png" manifest:media-type="image/png"/>
  <manifest:file-entry manifest:full-path="Pictures/100002010000027A0000009D252051D7545204FB.png" manifest:media-type="image/png"/>
  <manifest:file-entry manifest:full-path="Pictures/100002010000028400000140AE9E17EC095818D1.png" manifest:media-type="image/png"/>
  <manifest:file-entry manifest:full-path="Pictures/100002010000011D000000B6A983F2A3E974F8F5.png" manifest:media-type="image/png"/>
  <manifest:file-entry manifest:full-path="Pictures/100002010000026600000084524153611A0EE2AB.png" manifest:media-type="image/png"/>
  <manifest:file-entry manifest:full-path="Pictures/100002010000030800000097464A2BCB9F459656.png" manifest:media-type="image/png"/>
  <manifest:file-entry manifest:full-path="Pictures/100002010000031B000000BEF12348509E404427.png" manifest:media-type="image/png"/>
  <manifest:file-entry manifest:full-path="Pictures/10000201000003250000012FAF493F40298F09F0.png" manifest:media-type="image/png"/>
  <manifest:file-entry manifest:full-path="Pictures/1000020100000274000000B3A362238CED982077.png" manifest:media-type="image/png"/>
  <manifest:file-entry manifest:full-path="Pictures/10000201000001620000008E0481EA5ABAE6195A.png" manifest:media-type="image/png"/>
  <manifest:file-entry manifest:full-path="Pictures/10000201000001D3000000878EDD4753336961FD.png" manifest:media-type="image/png"/>
  <manifest:file-entry manifest:full-path="Pictures/1000020100000242000000C6469557E0B374DB0B.png" manifest:media-type="image/png"/>
  <manifest:file-entry manifest:full-path="Pictures/100002010000030300000170C5F9DD01CEAEAC2E.png" manifest:media-type="image/png"/>
  <manifest:file-entry manifest:full-path="Pictures/1000020100000439000001608072F6606EAAA13D.png" manifest:media-type="image/png"/>
  <manifest:file-entry manifest:full-path="Pictures/10000201000002D2000000AF9D514149A84F9475.png" manifest:media-type="image/png"/>
  <manifest:file-entry manifest:full-path="Pictures/10000201000001D100000165ECEFD627F62CA31B.png" manifest:media-type="image/png"/>
  <manifest:file-entry manifest:full-path="Pictures/100002010000024E0000015FB87D96EC4103B482.png" manifest:media-type="image/png"/>
  <manifest:file-entry manifest:full-path="Pictures/10000201000001E40000012DFE2A068B2A119816.png" manifest:media-type="image/png"/>
  <manifest:file-entry manifest:full-path="Pictures/100002010000024E0000015FFBAEB4764EB8A844.png" manifest:media-type="image/png"/>
  <manifest:file-entry manifest:full-path="Pictures/100002010000018B000000882FD1E56499A3F0CF.png" manifest:media-type="image/png"/>
  <manifest:file-entry manifest:full-path="Pictures/10000201000002260000008B017E73E7480AE48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paragraph" svg:width="6.7083in" svg:height="3.3335in" draw:z-index="4"><draw:image xlink:href="Pictures/100002010000028400000140AE9E17EC095818D1.png" xlink:type="simple" xlink:show="embed" xlink:actuate="onLoad" loext:mime-type="image/png"/></draw:frame></text:p>
      <text:p text:style-name="Standard"/>
      <text:p text:style-name="Standard"><draw:frame draw:style-name="fr2" draw:name="Image2" text:anchor-type="as-char" svg:width="6.9252in" svg:height="1.3472in" draw:z-index="0"><draw:image xlink:href="Pictures/100002010000030800000097464A2BCB9F459656.png" xlink:type="simple" xlink:show="embed" xlink:actuate="onLoad" loext:mime-type="image/png"/></draw:frame></text:p>
      <text:p text:style-name="Standard"/>
      <text:p text:style-name="Standard"><draw:frame draw:style-name="fr2" draw:name="Image3" text:anchor-type="as-char" svg:width="6.9252in" svg:height="1.6547in" draw:z-index="1"><draw:image xlink:href="Pictures/100002010000031B000000BEF12348509E404427.png" xlink:type="simple" xlink:show="embed" xlink:actuate="onLoad" loext:mime-type="image/png"/></draw:frame></text:p>
      <text:p text:style-name="Standard"/>
      <text:p text:style-name="Standard"><text:soft-page-break/><draw:frame draw:style-name="fr2" draw:name="Image4" text:anchor-type="as-char" svg:width="6.9252in" svg:height="2.6063in" draw:z-index="2"><draw:image xlink:href="Pictures/10000201000003250000012FAF493F40298F09F0.png" xlink:type="simple" xlink:show="embed" xlink:actuate="onLoad" loext:mime-type="image/png"/></draw:frame></text:p>
      <text:p text:style-name="Standard"/>
      <text:p text:style-name="Standard"><draw:frame draw:style-name="fr1" draw:name="Image11" text:anchor-type="as-char" svg:width="6.0209in" svg:height="2.0626in" draw:z-index="21"><draw:image xlink:href="Pictures/1000020100000242000000C6469557E0B374DB0B.png" xlink:type="simple" xlink:show="embed" xlink:actuate="onLoad" loext:mime-type="image/png"/></draw:frame></text:p>
      <text:p text:style-name="Standard"/>
      <text:p text:style-name="Standard"><draw:frame draw:style-name="fr1" draw:name="Image5" text:anchor-type="as-char" svg:width="6.5417in" svg:height="1.8646in" draw:z-index="22"><draw:image xlink:href="Pictures/1000020100000274000000B3A362238CED982077.png" xlink:type="simple" xlink:show="embed" xlink:actuate="onLoad" loext:mime-type="image/png"/></draw:frame></text:p>
      <text:p text:style-name="Standard"/>
      <text:p text:style-name="Standard"><draw:frame draw:style-name="fr1" draw:name="Image6" text:anchor-type="as-char" svg:width="5.802in" svg:height="2.1772in" draw:z-index="23"><draw:image xlink:href="Pictures/100002010000022D000000D188AC451A970EF6A6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31" text:anchor-type="as-char" svg:width="6.6772in" svg:height="2.2083in" draw:z-index="24"><draw:image xlink:href="Pictures/1000020100000281000000D4DFA0C4CDF5EF78B1.png" xlink:type="simple" xlink:show="embed" xlink:actuate="onLoad" loext:mime-type="image/png"/></draw:frame></text:p>
      <text:p text:style-name="Standard"/>
      <text:p text:style-name="Standard"><draw:frame draw:style-name="fr2" draw:name="Image9" text:anchor-type="as-char" svg:width="6.9252in" svg:height="2.1555in" draw:z-index="3"><draw:image xlink:href="Pictures/1000020100000299000000CF590A3FEB156703CF.png" xlink:type="simple" xlink:show="embed" xlink:actuate="onLoad" loext:mime-type="image/png"/></draw:frame></text:p>
      <text:p text:style-name="Standard"/>
      <text:p text:style-name="Standard"><draw:frame draw:style-name="fr1" draw:name="Image8" text:anchor-type="as-char" svg:width="5.8228in" svg:height="1.802in" draw:z-index="25"><draw:image xlink:href="Pictures/100002010000022F000000ADD96E546A0B1B79D2.png" xlink:type="simple" xlink:show="embed" xlink:actuate="onLoad" loext:mime-type="image/png"/></draw:frame></text:p>
      <text:p text:style-name="Standard"><text:soft-page-break/><draw:frame draw:style-name="fr1" draw:name="Image32" text:anchor-type="as-char" svg:width="5.0417in" svg:height="3.1354in" draw:z-index="26"><draw:image xlink:href="Pictures/10000201000001E40000012DFE2A068B2A11981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as-char" svg:width="6.0626in" svg:height="2.2602in" draw:z-index="27"><draw:image xlink:href="Pictures/1000020100000246000000D9E8C8D09356E06E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2" text:anchor-type="as-char" svg:width="7.072in" svg:height="1.6354in" draw:z-index="5"><draw:image xlink:href="Pictures/100002010000027A0000009D252051D7545204FB.png" xlink:type="simple" xlink:show="embed" xlink:actuate="onLoad" loext:mime-type="image/png"/></draw:frame></text:p>
      <text:p text:style-name="Standard"/>
      <text:p text:style-name="Standard"><text:soft-page-break/><draw:frame draw:style-name="fr2" draw:name="Image13" text:anchor-type="as-char" svg:width="7.1346in" svg:height="1.6783in" draw:z-index="6"><draw:image xlink:href="Pictures/10000201000002D2000000AF9D514149A84F9475.png" xlink:type="simple" xlink:show="embed" xlink:actuate="onLoad" loext:mime-type="image/png"/></draw:frame></text:p>
      <text:p text:style-name="Standard"/>
      <text:p text:style-name="Standard"><draw:frame draw:style-name="fr1" draw:name="Image7" text:anchor-type="as-char" svg:width="4.8437in" svg:height="3.7189in" draw:z-index="29"><draw:image xlink:href="Pictures/10000201000001D100000165ECEFD627F62CA31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draw:frame draw:style-name="fr1" draw:name="Image15" text:anchor-type="as-char" svg:width="6.1457in" svg:height="3.6563in" draw:z-index="7"><draw:image xlink:href="Pictures/100002010000024E0000015FB87D96EC4103B48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8" text:anchor-type="as-char" svg:width="6.1457in" svg:height="3.6563in" draw:z-index="31"><draw:image xlink:href="Pictures/100002010000024E0000015FFBAEB4764EB8A844.png" xlink:type="simple" xlink:show="embed" xlink:actuate="onLoad" loext:mime-type="image/png"/></draw:frame></text:p>
      <text:p text:style-name="Standard"/>
      <text:p text:style-name="Standard"><text:soft-page-break/><draw:frame draw:style-name="fr2" draw:name="Image17" text:anchor-type="as-char" svg:width="6.9252in" svg:height="3.3047in" draw:z-index="8"><draw:image xlink:href="Pictures/100002010000030300000170C5F9DD01CEAEAC2E.png" xlink:type="simple" xlink:show="embed" xlink:actuate="onLoad" loext:mime-type="image/png"/></draw:frame></text:p>
      <text:p text:style-name="Standard"/>
      <text:p text:style-name="Standard"><draw:frame draw:style-name="fr2" draw:name="Image33" text:anchor-type="as-char" svg:width="7.4366in" svg:height="2.4217in" draw:z-index="30"><draw:image xlink:href="Pictures/1000020100000439000001608072F6606EAAA13D.png" xlink:type="simple" xlink:show="embed" xlink:actuate="onLoad" loext:mime-type="image/png"/></draw:frame></text:p>
      <text:p text:style-name="Standard"/>
      <text:p text:style-name="Standard"><draw:frame draw:style-name="fr1" draw:name="Image19" text:anchor-type="as-char" svg:width="4.1146in" svg:height="1.4165in" draw:z-index="9"><draw:image xlink:href="Pictures/100002010000018B000000882FD1E56499A3F0CF.png" xlink:type="simple" xlink:show="embed" xlink:actuate="onLoad" loext:mime-type="image/png"/></draw:frame></text:p>
      <text:p text:style-name="Standard"/>
      <text:p text:style-name="Standard"><draw:frame draw:style-name="fr3" draw:name="Image20" text:anchor-type="char" svg:x="-0.0165in" svg:y="0.1638in" svg:width="4.8646in" svg:height="1.4063in" draw:z-index="10"><draw:image xlink:href="Pictures/10000201000001D3000000878EDD4753336961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as-char" svg:width="4.052in" svg:height="1.4374in" draw:z-index="11"><draw:image xlink:href="Pictures/10000201000001850000008AD4DFFDD3ABEC79FA.png" xlink:type="simple" xlink:show="embed" xlink:actuate="onLoad" loext:mime-type="image/png"/></draw:frame></text:p>
      <text:p text:style-name="Standard"/>
      <text:p text:style-name="Standard"><draw:frame draw:style-name="fr1" draw:name="Image22" text:anchor-type="as-char" svg:width="5.7291in" svg:height="1.448in" draw:z-index="12"><draw:image xlink:href="Pictures/10000201000002260000008B017E73E7480AE484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23" text:anchor-type="as-char" svg:width="3.6874in" svg:height="1.4791in" draw:z-index="13"><draw:image xlink:href="Pictures/10000201000001620000008E0481EA5ABAE6195A.png" xlink:type="simple" xlink:show="embed" xlink:actuate="onLoad" loext:mime-type="image/png"/></draw:frame></text:p>
      <text:p text:style-name="Standard"/>
      <text:p text:style-name="Standard"><draw:frame draw:style-name="fr1" draw:name="Image24" text:anchor-type="as-char" svg:width="6.3957in" svg:height="1.3752in" draw:z-index="14"><draw:image xlink:href="Pictures/100002010000026600000084524153611A0EE2AB.png" xlink:type="simple" xlink:show="embed" xlink:actuate="onLoad" loext:mime-type="image/png"/></draw:frame></text:p>
      <text:p text:style-name="Standard"/>
      <text:p text:style-name="Standard"><draw:frame draw:style-name="fr1" draw:name="Image25" text:anchor-type="as-char" svg:width="6.2083in" svg:height="1.7291in" draw:z-index="15"><draw:image xlink:href="Pictures/1000020100000254000000A62B964AE26E33F284.png" xlink:type="simple" xlink:show="embed" xlink:actuate="onLoad" loext:mime-type="image/png"/></draw:frame></text:p>
      <text:p text:style-name="Standard"/>
      <text:p text:style-name="Standard"><draw:frame draw:style-name="fr2" draw:name="Image26" text:anchor-type="as-char" svg:width="6.9252in" svg:height="2.0201in" draw:z-index="16"><draw:image xlink:href="Pictures/10000201000002AA000000C7235A93641499F4BE.png" xlink:type="simple" xlink:show="embed" xlink:actuate="onLoad" loext:mime-type="image/png"/></draw:frame></text:p>
      <text:p text:style-name="Standard"/>
      <text:p text:style-name="Standard"><draw:frame draw:style-name="fr2" draw:name="Image27" text:anchor-type="as-char" svg:width="6.9252in" svg:height="1.6102in" draw:z-index="17"><draw:image xlink:href="Pictures/100002010000038B000000D3C24B7473161069D5.png" xlink:type="simple" xlink:show="embed" xlink:actuate="onLoad" loext:mime-type="image/png"/></draw:frame></text:p>
      <text:p text:style-name="Standard"/>
      <text:p text:style-name="Standard"><text:soft-page-break/><draw:frame draw:style-name="fr2" draw:name="Image28" text:anchor-type="as-char" svg:width="6.9252in" svg:height="1.3661in" draw:z-index="18"><draw:image xlink:href="Pictures/10000201000002DA00000090992857ABDBA58A24.png" xlink:type="simple" xlink:show="embed" xlink:actuate="onLoad" loext:mime-type="image/png"/></draw:frame></text:p>
      <text:p text:style-name="Standard"/>
      <text:p text:style-name="Standard"><draw:frame draw:style-name="fr1" draw:name="Image29" text:anchor-type="as-char" svg:width="6.3957in" svg:height="2.1563in" draw:z-index="19"><draw:image xlink:href="Pictures/1000020100000266000000CF11D1ECDDC959411B.png" xlink:type="simple" xlink:show="embed" xlink:actuate="onLoad" loext:mime-type="image/png"/></draw:frame></text:p>
      <text:p text:style-name="Standard"/>
      <text:p text:style-name="Standard"><draw:frame draw:style-name="fr1" draw:name="Image30" text:anchor-type="as-char" svg:width="6.4272in" svg:height="3.7291in" draw:z-index="20"><draw:image xlink:href="Pictures/100002010000026900000166CEEBC43F194E0FFB.png" xlink:type="simple" xlink:show="embed" xlink:actuate="onLoad" loext:mime-type="image/png"/></draw:frame></text:p>
      <text:p text:style-name="Standard"/>
      <text:p text:style-name="Standard"><text:soft-page-break/><draw:frame draw:style-name="fr1" draw:name="Image14" text:anchor-type="as-char" svg:width="2.9689in" svg:height="1.8957in" draw:z-index="28"><draw:image xlink:href="Pictures/100002010000011D000000B6A983F2A3E974F8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5:18:38.462144074</meta:creation-date>
    <dc:date>2020-02-21T20:35:13.793840787</dc:date>
    <meta:editing-duration>PT4M42S</meta:editing-duration>
    <meta:editing-cycles>3</meta:editing-cycles>
    <meta:generator>LibreOffice/6.3.4.2.0$Linux_X86_64 LibreOffice_project/30$Build-2</meta:generator>
    <meta:document-statistic meta:table-count="0" meta:image-count="32" meta:object-count="0" meta:page-count="10" meta:paragraph-count="30" meta:word-count="0" meta:character-count="0" meta:non-whitespace-character-count="0"/>
  </office:meta>
</office:document-meta>
</file>